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0D000002AB7F6F7E576D245DD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ff0000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5cm" fo:min-width="3.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5cm" fo:min-width="3.1cm"/>
    </style:style>
    <style:style style:name="gr5" style:family="graphic" style:parent-style-name="standard">
      <style:graphic-properties draw:fill-color="#ffffff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66cm" svg:height="18.067cm" svg:x="0.8cm" svg:y="1.6cm">
          <draw:image xlink:href="Pictures/100000000000030D000002AB7F6F7E576D245DD8.png" xlink:type="simple" xlink:show="embed" xlink:actuate="onLoad">
            <text:p/>
          </draw:image>
        </draw:frame>
        <draw:line draw:style-name="gr2" draw:text-style-name="P2" draw:layer="layout" svg:x1="22.6cm" svg:y1="4.4cm" svg:x2="10cm" svg:y2="8.8cm">
          <text:p/>
        </draw:line>
        <draw:custom-shape draw:style-name="gr3" draw:text-style-name="P3" draw:layer="layout" svg:width="3.6cm" svg:height="2cm" svg:x="23.2cm" svg:y="3.2cm">
          <text:p text:style-name="P1">Meta Data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6cm" svg:height="1.8cm" svg:x="23.2cm" svg:y="6.2cm">
          <text:p text:style-name="P1">Target Dat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2.6cm" svg:y1="7.6cm" svg:x2="18.6cm" svg:y2="11.4cm">
          <text:p/>
        </draw:line>
        <draw:custom-shape draw:style-name="gr5" draw:text-style-name="P4" draw:layer="layout" svg:width="3.495cm" svg:height="3.095cm" svg:x="23.157cm" svg:y="12.4cm">
          <text:p>Fields </text:p>
          <text:p>separated </text:p>
          <text:p>by </text:p>
          <text:p>TAB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o Dalle Pezze</meta:initial-creator>
    <meta:creation-date>2016-03-21T22:21:24.693318084</meta:creation-date>
    <dc:date>2016-03-21T22:29:16.425334280</dc:date>
    <dc:creator>Piero Dalle Pezze</dc:creator>
    <meta:editing-duration>PT7M52S</meta:editing-duration>
    <meta:editing-cycles>1</meta:editing-cycles>
    <meta:document-statistic meta:object-count="29"/>
    <meta:generator>LibreOffice/5.0.3.2$Linux_X86_64 LibreOffice_project/00m0$Build-2</meta:generator>
  </office:meta>
</office:document-meta>
</file>